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8000007080D5FFBB7.jpg" manifest:media-type="image/jpeg"/>
  <manifest:file-entry manifest:full-path="Pictures/1000000000001C20000007082FA32C34.jpg" manifest:media-type="image/jpeg"/>
  <manifest:file-entry manifest:full-path="Pictures/1000000000001C2000000A8CD801DE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draw:stroke="dash" draw:stroke-dash="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61cm, 11.899cm, 30.94cm, 11.8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99cm" svg:height="7.611cm" svg:x="0.001cm" svg:y="-0.011cm">
          <draw:image xlink:href="Pictures/1000000000001C2000000A8CD801DE0A.jpg" xlink:type="simple" xlink:show="embed" xlink:actuate="onLoad">
            <text:p/>
          </draw:image>
        </draw:frame>
        <draw:frame draw:style-name="gr1" draw:text-style-name="P1" draw:layer="layout" svg:width="20.299cm" svg:height="5.074cm" svg:x="0.001cm" svg:y="7.626cm">
          <draw:image xlink:href="Pictures/1000000000001C20000007082FA32C34.jpg" xlink:type="simple" xlink:show="embed" xlink:actuate="onLoad">
            <text:p/>
          </draw:image>
        </draw:frame>
        <draw:line draw:style-name="gr2" draw:text-style-name="P1" draw:layer="layout" svg:x1="11.3cm" svg:y1="5cm" svg:x2="11.3cm" svg:y2="6.6cm">
          <text:p/>
        </draw:line>
        <draw:line draw:style-name="gr3" draw:text-style-name="P1" draw:layer="layout" svg:x1="1.7cm" svg:y1="8cm" svg:x2="11.3cm" svg:y2="6.6cm">
          <text:p/>
        </draw:line>
        <draw:line draw:style-name="gr3" draw:text-style-name="P1" draw:layer="layout" svg:x1="11.3cm" svg:y1="6.6cm" svg:x2="19.1cm" svg:y2="8cm">
          <text:p/>
        </draw:line>
        <draw:frame draw:style-name="gr4" draw:text-style-name="P1" draw:layer="layout" svg:width="2.997cm" svg:height="1.5cm" svg:x="15.9cm" svg:y="5.4cm">
          <draw:image xlink:href="Pictures/1000000000000708000007080D5FFBB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3:29:47.024151165</meta:creation-date>
    <dc:date>2014-12-10T13:51:46.886873464</dc:date>
    <meta:editing-duration>PT20M57S</meta:editing-duration>
    <meta:editing-cycles>4</meta:editing-cycles>
    <meta:generator>LibreOffice/4.2.7.2$Linux_X86_64 LibreOffice_project/420m0$Build-2</meta:generator>
    <meta:document-statistic meta:object-count="6"/>
  </office:meta>
</office:document-meta>
</file>